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pple-system" svg:font-family="apple-system, BlinkMacSystemFont, 'Segoe UI Variable', 'Segoe UI', system-ui, ui-sans-serif, Helvetica, Arial, sans-serif, 'Apple Color Emoji', 'Segoe UI Emoji'"/>
    <style:font-face style:name="KFGQPC DOORI Uthmanic Script" svg:font-family="'KFGQPC DOORI Uthmanic Script'" style:font-pitch="variable"/>
    <style:font-face style:name="KFGQPC SOOSI Uthmanic Script" svg:font-family="'KFGQPC SOOSI Uthmanic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f" loext:opacity="100%" style:font-name="KFGQPC SOOSI Uthmanic Script" fo:letter-spacing="normal" style:font-name-complex="KFGQPC DOORI Uthmanic Script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رواية السوسي عن أبي عمرو البصري</text:p>
      <text:p text:style-name="P1"/>
      <text:p text:style-name="P1">  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pple-system" svg:font-family="apple-system, BlinkMacSystemFont, 'Segoe UI Variable', 'Segoe UI', system-ui, ui-sans-serif, Helvetica, Arial, sans-serif, 'Apple Color Emoji', 'Segoe UI Emoji'"/>
    <style:font-face style:name="KFGQPC DOORI Uthmanic Script" svg:font-family="'KFGQPC DOORI Uthmanic Script'" style:font-pitch="variable"/>
    <style:font-face style:name="KFGQPC SOOSI Uthmanic Script" svg:font-family="'KFGQPC SOOSI Uthmanic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2:51:10.131787829</meta:creation-date>
    <dc:date>2021-09-09T14:25:44.040350775</dc:date>
    <meta:editing-duration>PT3M42S</meta:editing-duration>
    <meta:editing-cycles>1</meta:editing-cycles>
    <meta:document-statistic meta:table-count="0" meta:image-count="0" meta:object-count="0" meta:page-count="1" meta:paragraph-count="2" meta:word-count="19" meta:character-count="47" meta:non-whitespace-character-count="40"/>
    <meta:generator>LibreOffice/7.1.6.2.0$Linux_X86_64 LibreOffice_project/10$Build-2</meta:generator>
  </office:meta>
</office:document-meta>
</file>